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estorValu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tart( String name , 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rvice(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endEscapeString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en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registerOutParameters( CallableStatement c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Query.execute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Query.serializeR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uery.setOutParameter( int pos , String typ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.ope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QLTransformer.start( String uri , String prefix , String name , 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setColumnCase( String columnCa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endSubstitute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etup( SourceResolver resolver , Map objectModel , String source ,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.getColumnName( String column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stream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QLTransformer.startOut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Transformer.endIn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Query( Quer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.data(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.executeQuery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">
            <text:p text:style-name="Table_20_Contents">4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SQLTransformer.endOutParamet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data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Transformer.endTransformingElement( String uri , String name , String raw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QLTransformer.end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.serializeResultSet( ResultSet 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QLTransform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clos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QLTransformer.startSubstituteValueElement(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Transformer.startAncestorValueElement( Attributes attribut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QLTransformer.SQL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.setInParameter( int pos , String 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addNestedQuery( Query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( String uri , String prefix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serializeData(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Transformer.startQueryElement( Attributes attribut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QLTransformer.startValueElemen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QLTransformer.startTransformingElement( String uri , String name , String raw , Attributes attribut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QLTransformer.nsQualify( String name ,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QLTransformer.open( Parameters param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Query.setUpdat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startEscapeString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Query.registerInParamet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serializeStoredProcedu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QLTransformer.endValue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QLTransformer.configure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ery.getNrOfRow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Transformer.endAncestorValu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estorValue.AncestorValue( int level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throwIllegalStat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ransformer.endExecuteQueryEle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uery.addQueryPart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Transformer.getAttributeValue( Attributes attr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.getColumnValue( ResultSet rs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QLTransformer.name( Parameters param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QLTransformer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ery.setParameter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uery.getStringValue( Object obje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Query.getColumn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ransformer.startInParameterElement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Query.setStoredProcedure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